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83d7c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officeooo:rsid="10048e31"/>
    </style:style>
    <style:style style:name="T182" style:family="text">
      <style:text-properties style:font-name="Liberation Sans1" officeooo:rsid="10048e31"/>
    </style:style>
    <style:style style:name="T183" style:family="text">
      <style:text-properties officeooo:rsid="10048e31" style:font-size-asian="11pt" style:font-size-complex="11pt"/>
    </style:style>
    <style:style style:name="T18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7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101b90cf"/>
    </style:style>
    <style:style style:name="T194" style:family="text">
      <style:text-properties officeooo:rsid="10b5b188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officeooo:rsid="101e15d6"/>
    </style:style>
    <style:style style:name="T198" style:family="text">
      <style:text-properties officeooo:rsid="10a19599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1" fo:font-size="12pt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eskto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GNOME is de meest gebruikte desktopomgeving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</text:span><text:span text:style-name="T151">Cinnamon</text:span><text:span text:style-name="T146"> </text:span><text:span text:style-name="Strong_20_Emphasis"><text:span text:style-name="T150">desktopomgeving </text:span></text:span><text:span text:style-name="T151">is </text:span><text:span text:style-name="T150">vergelijkbaar met Windows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2">de</text:span></text:span><text:span text:style-name="Strong_20_Emphasis"><text:span text:style-name="T149">.iso</text:span></text:span><text:span text:style-name="T150"> <text:tab/><text:tab/><text:tab/>LXDE is vergelijkbaar met Windows </text:span><text:span text:style-name="T153">en </text:span><text:span text:style-name="T150">voor </text:span><text:span text:style-name="T154">zeer </text:span><text:span text:style-name="T150">oud</text:span><text:span text:style-name="T155">e</text:span><text:span text:style-name="T150"> computers</text:span><text:span text:style-name="T156"><text:line-break/></text:span><text:span text:style-name="Strong_20_Emphasis"><text:span text:style-name="T157">O</text:span></text:span><text:span text:style-name="Strong_20_Emphasis"><text:span text:style-name="T158">p </text:span></text:span><text:a xlink:type="simple" xlink:href="https://karelzimmer.nl/" text:style-name="Internet_20_link" text:visited-style-name="Visited_20_Internet_20_Link"><text:span text:style-name="Strong_20_Emphasis"><text:span text:style-name="T159">karelzimmer.nl</text:span></text:span></text:a><text:span text:style-name="Strong_20_Emphasis"><text:span text:style-name="T158">, </text:span></text:span><text:span text:style-name="Strong_20_Emphasis"><text:span text:style-name="T157">onder </text:span></text:span><text:span text:style-name="Strong_20_Emphasis"><text:span text:style-name="T160">Linux </text:span></text:span><text:span text:style-name="Strong_20_Emphasis"><text:span text:style-name="T161">installeren</text:span></text:span><text:span text:style-name="Strong_20_Emphasis"><text:span text:style-name="T157">, </text:span></text:span><text:span text:style-name="Strong_20_Emphasis"><text:span text:style-name="T162">in </text:span></text:span><text:span text:style-name="Strong_20_Emphasis"><text:span text:style-name="T160">Linux info</text:span></text:span><text:span text:style-name="Strong_20_Emphasis"><text:span text:style-name="T157">, </text:span></text:span><text:span text:style-name="Strong_20_Emphasis"><text:span text:style-name="T163">vindt u </text:span></text:span><text:span text:style-name="Strong_20_Emphasis"><text:span text:style-name="T157">instructies voor het maken van een opstartbare USB-stick.</text:span>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5"> </text:span><text:span text:style-name="Strong_20_Emphasis"><text:span text:style-name="T166">Live </text:span></text:span><text:span text:style-name="Strong_20_Emphasis"><text:span text:style-name="T167">system (amd64)</text:span></text:span><text:span text:style-name="T168"> </text:span><text:span text:style-name="T169">en druk op de </text:span><text:span text:style-name="T170">Enter</text:span><text:span text:style-name="T171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2">Start de installatie</text:span><text:span text:style-name="T173"> </text:span><text:span text:style-name="T76">via </text:span><text:span text:style-name="T174">een </text:span><text:span text:style-name="T175">klik op </text:span><text:span text:style-name="Strong_20_Emphasis"><text:span text:style-name="T176">Activities</text:span></text:span><text:span text:style-name="T175"> en </text:span><text:span text:style-name="T177">een </text:span><text:span text:style-name="T175">klik op</text:span><text:span text:style-name="T178"> </text:span><text:span text:style-name="Strong_20_Emphasis"><text:span text:style-name="T179">Install Debia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1">Typ</text:span><text:span text:style-name="T182"> </text:span><text:span text:style-name="User_20_Entry"><text:span text:style-name="T183">live</text:span></text:span><text:span text:style-name="T182"> als</text:span><text:span text:style-name="T18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4">Volg de installatieschermen en vul deze in.</text:span></text:span><text:span text:style-name="T185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6">Maak verbinding met het </text:span><text:span text:style-name="T187">netwerk</text:span><text:span text:style-name="T186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2">Bij </text:span><text:span text:style-name="Strong_20_Emphasis"><text:span text:style-name="T188">Welcome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89">K</text:span><text:span text:style-name="T172">ies </text:span><text:span text:style-name="Strong_20_Emphasis"><text:span text:style-name="T188">Nederlands</text:span></text:span><text:span text:style-name="T172"> </text:span><text:span text:style-name="T190">en 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2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3">B</text:span>ij <text:span text:style-name="T192">Regio</text:span> <text:span text:style-name="T193">kies</text:span> <text:span text:style-name="T192">Europa</text:span> 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2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197">K</text:span>ies <text:span text:style-name="T192">English (US)</text:span> <text:span text:style-name="T198">en </text:span><text:span text:style-name="Strong_20_Emphasis"><text:span text:style-name="T198">English (US, intl., with dead keys)</text:span></text:span><text:span text:style-name="T198">, </text:span>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199">Bij </text:span><text:span text:style-name="Strong_20_Emphasis"><text:span text:style-name="T200">Gebruikers</text:span></text:span><text:span text:style-name="T19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1">V</text:span><text:span text:style-name="T199">ul in </text:span><text:span text:style-name="Strong_20_Emphasis"><text:span text:style-name="T202">Wat is je naam?</text:span></text:span><text:span text:style-name="T203"> &lt;</text:span><text:span text:style-name="T204">gebruiker&gt;</text:span><text:span text:style-name="T205">,</text:span><text:span text:style-name="Strong_20_Emphasis"><text:span text:style-name="T206"><text:line-break/></text:span></text:span><text:span text:style-name="Strong_20_Emphasis"><text:span text:style-name="T202">Welke naam wil je gebruiken om in te loggen?</text:span></text:span><text:span text:style-name="T207"> &lt;</text:span><text:span text:style-name="T208">gebruikers</text:span><text:span text:style-name="T204">naam&gt;</text:span><text:span text:style-name="T172">,</text:span><text:span text:style-name="Strong_20_Emphasis"><text:span text:style-name="T209"><text:line-break/></text:span></text:span><text:span text:style-name="Strong_20_Emphasis"><text:span text:style-name="T210">Wat is de </text:span></text:span><text:span text:style-name="Strong_20_Emphasis"><text:span text:style-name="T202">naam van deze </text:span></text:span><text:span text:style-name="Strong_20_Emphasis"><text:span text:style-name="T210">computer</text:span></text:span><text:span text:style-name="Strong_20_Emphasis"><text:span text:style-name="T211"> </text:span></text:span><text:span text:style-name="T212">&lt;</text:span><text:span text:style-name="T204">computernaam&gt;</text:span><text:span text:style-name="T203">,</text:span></text:p>
            <text:p text:style-name="P67"><text:span text:style-name="T207">v</text:span><text:span text:style-name="T203">ul </text:span><text:span text:style-name="T213">tweemaal het </text:span><text:span text:style-name="Strong_20_Emphasis"><text:span text:style-name="T214">wachtwoord</text:span></text:span><text:span text:style-name="T213"> </text:span><text:span text:style-name="T203">in</text:span><text:span text:style-name="T215"> </text:span><text:span text:style-name="T190">en klik op </text:span><text:span text:style-name="Strong_20_Emphasis"><text:span text:style-name="T216">Volgende</text:span></text:span><text:span text:style-name="T190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19">Aanmelden als </text:span><text:span text:style-name="T60">&lt;</text:span><text:span text:style-name="T62">gebruike</text:span><text:span text:style-name="T63">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0">☐</text:span></text:span></text:p>
          </table:table-cell>
          <table:table-cell table:style-name="_33_._5f_Installatie_5f_afronden.C3" office:value-type="string">
            <text:p text:style-name="P77"><text:span text:style-name="T221">Volg de welkomstschermen.</text:span><text:span text:style-name="T222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3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4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6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3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19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1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9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4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5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9"><text:s/></text:span><text:span text:style-name="T120">Des</text:span><text:span text:style-name="T252">k</text:span><text:span text:style-name="T120">top</text:span><text:span text:style-name="T121"> </text:span><text:span text:style-name="T251">is voltooid.</text:span></text:p>
      <text:p text:style-name="P105"/>
      <text:list text:style-name="L2">
        <text:list-header>
          <text:p text:style-name="P106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7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20T18:27:34.830757691">20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0T18:23:03.307024220</dc:date>
    <meta:keyword>Installatie</meta:keyword>
    <meta:keyword>Checklist</meta:keyword>
    <meta:keyword>Linux</meta:keyword>
    <meta:editing-cycles>7175</meta:editing-cycles>
    <meta:editing-duration>P13DT4H47M51S</meta:editing-duration>
    <meta:print-date>2025-02-26T16:34:17.960837243</meta:print-date>
    <meta:document-statistic meta:table-count="4" meta:image-count="2" meta:object-count="0" meta:page-count="4" meta:paragraph-count="99" meta:word-count="588" meta:character-count="3947" meta:non-whitespace-character-count="3433"/>
    <meta:user-defined meta:name="Info 1"/>
    <meta:user-defined meta:name="Info 2"/>
    <meta:user-defined meta:name="Info 3"/>
    <meta:user-defined meta:name="Info 4"/>
  </office:meta>
</office:document-meta>
</file>